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c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mean H</text:p>
          </table:table-cell>
          <table:table-cell office:value-type="string" calcext:value-type="string">
            <text:p>std H</text:p>
          </table:table-cell>
          <table:table-cell office:value-type="string" calcext:value-type="string">
            <text:p>mean S</text:p>
          </table:table-cell>
          <table:table-cell office:value-type="string" calcext:value-type="string">
            <text:p>std S</text:p>
          </table:table-cell>
          <table:table-cell office:value-type="string" calcext:value-type="string">
            <text:p>Mean V</text:p>
          </table:table-cell>
          <table:table-cell office:value-type="string" calcext:value-type="string">
            <text:p>std V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 comp</text:p>
          </table:table-cell>
          <table:table-cell office:value-type="string" calcext:value-type="string">
            <text:p>S comp</text:p>
          </table:table-cell>
          <table:table-cell office:value-type="string" calcext:value-type="string">
            <text:p>V comp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23.66202532" calcext:value-type="float">
            <text:p>123.66202532</text:p>
          </table:table-cell>
          <table:table-cell office:value-type="float" office:value="8.67409651" calcext:value-type="float">
            <text:p>8.67409651</text:p>
          </table:table-cell>
          <table:table-cell office:value-type="float" office:value="38.91101266" calcext:value-type="float">
            <text:p>38.91101266</text:p>
          </table:table-cell>
          <table:table-cell office:value-type="float" office:value="34.22805578" calcext:value-type="float">
            <text:p>34.22805578</text:p>
          </table:table-cell>
          <table:table-cell office:value-type="float" office:value="163.91227848" calcext:value-type="float">
            <text:p>163.91227848</text:p>
          </table:table-cell>
          <table:table-cell office:value-type="float" office:value="41.75550022" calcext:value-type="float">
            <text:p>41.75550022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formula="of:=[.H2]/[.C2]" office:value-type="float" office:value="8.07000474565852" calcext:value-type="float">
            <text:p>8.0700047457</text:p>
          </table:table-cell>
          <table:table-cell table:formula="of:=[.I2]/[.E2]" office:value-type="float" office:value="0.90568977096601" calcext:value-type="float">
            <text:p>0.905689771</text:p>
          </table:table-cell>
          <table:table-cell table:formula="of:=[.J2]/[.G2]" office:value-type="float" office:value="1.62852796976982" calcext:value-type="float">
            <text:p>1.6285279698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92.3811553" calcext:value-type="float">
            <text:p>92.3811553</text:p>
          </table:table-cell>
          <table:table-cell office:value-type="float" office:value="59.9588802" calcext:value-type="float">
            <text:p>59.9588802</text:p>
          </table:table-cell>
          <table:table-cell office:value-type="float" office:value="28.62054924" calcext:value-type="float">
            <text:p>28.62054924</text:p>
          </table:table-cell>
          <table:table-cell office:value-type="float" office:value="15.15382784" calcext:value-type="float">
            <text:p>15.15382784</text:p>
          </table:table-cell>
          <table:table-cell office:value-type="float" office:value="139.41619318" calcext:value-type="float">
            <text:p>139.41619318</text:p>
          </table:table-cell>
          <table:table-cell office:value-type="float" office:value="19.1790552" calcext:value-type="float">
            <text:p>19.1790552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table:formula="of:=[.H3]/[.C3]" office:value-type="float" office:value="1.53438489333228" calcext:value-type="float">
            <text:p>1.5343848933</text:p>
          </table:table-cell>
          <table:table-cell table:formula="of:=[.I3]/[.E3]" office:value-type="float" office:value="2.57360717118982" calcext:value-type="float">
            <text:p>2.5736071712</text:p>
          </table:table-cell>
          <table:table-cell table:formula="of:=[.J3]/[.G3]" office:value-type="float" office:value="4.58833863724424" calcext:value-type="float">
            <text:p>4.5883386372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float" office:value="95.70570174" calcext:value-type="float">
            <text:p>95.70570174</text:p>
          </table:table-cell>
          <table:table-cell office:value-type="float" office:value="36.99047321" calcext:value-type="float">
            <text:p>36.99047321</text:p>
          </table:table-cell>
          <table:table-cell office:value-type="float" office:value="6.80671469" calcext:value-type="float">
            <text:p>6.80671469</text:p>
          </table:table-cell>
          <table:table-cell office:value-type="float" office:value="5.15879534" calcext:value-type="float">
            <text:p>5.15879534</text:p>
          </table:table-cell>
          <table:table-cell office:value-type="float" office:value="142.56582161" calcext:value-type="float">
            <text:p>142.56582161</text:p>
          </table:table-cell>
          <table:table-cell office:value-type="float" office:value="12.43140666" calcext:value-type="float">
            <text:p>12.43140666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formula="of:=[.H4]/[.C4]" office:value-type="float" office:value="2.86560270257218" calcext:value-type="float">
            <text:p>2.8656027026</text:p>
          </table:table-cell>
          <table:table-cell table:formula="of:=[.I4]/[.E4]" office:value-type="float" office:value="8.91681041178889" calcext:value-type="float">
            <text:p>8.9168104118</text:p>
          </table:table-cell>
          <table:table-cell table:formula="of:=[.J4]/[.G4]" office:value-type="float" office:value="5.71134079528213" calcext:value-type="float">
            <text:p>5.7113407953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89.23586136" calcext:value-type="float">
            <text:p>89.23586136</text:p>
          </table:table-cell>
          <table:table-cell office:value-type="float" office:value="3.29513652" calcext:value-type="float">
            <text:p>3.29513652</text:p>
          </table:table-cell>
          <table:table-cell office:value-type="float" office:value="21.44711736" calcext:value-type="float">
            <text:p>21.44711736</text:p>
          </table:table-cell>
          <table:table-cell office:value-type="float" office:value="5.42605976" calcext:value-type="float">
            <text:p>5.42605976</text:p>
          </table:table-cell>
          <table:table-cell office:value-type="float" office:value="125.46619767" calcext:value-type="float">
            <text:p>125.46619767</text:p>
          </table:table-cell>
          <table:table-cell office:value-type="float" office:value="5.83701565" calcext:value-type="float">
            <text:p>5.83701565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[.H5]/[.C5]" office:value-type="float" office:value="30.0442787117057" calcext:value-type="float">
            <text:p>30.0442787117</text:p>
          </table:table-cell>
          <table:table-cell table:formula="of:=[.I5]/[.E5]" office:value-type="float" office:value="4.23880329692499" calcext:value-type="float">
            <text:p>4.2388032969</text:p>
          </table:table-cell>
          <table:table-cell table:formula="of:=[.J5]/[.G5]" office:value-type="float" office:value="8.39470080913694" calcext:value-type="float">
            <text:p>8.3947008091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float" office:value="108.02272727" calcext:value-type="float">
            <text:p>108.02272727</text:p>
          </table:table-cell>
          <table:table-cell office:value-type="float" office:value="1.03088312" calcext:value-type="float">
            <text:p>1.03088312</text:p>
          </table:table-cell>
          <table:table-cell office:value-type="float" office:value="37.18455387" calcext:value-type="float">
            <text:p>37.18455387</text:p>
          </table:table-cell>
          <table:table-cell office:value-type="float" office:value="2.14230409" calcext:value-type="float">
            <text:p>2.14230409</text:p>
          </table:table-cell>
          <table:table-cell office:value-type="float" office:value="228.31102694" calcext:value-type="float">
            <text:p>228.31102694</text:p>
          </table:table-cell>
          <table:table-cell office:value-type="float" office:value="8.24406482" calcext:value-type="float">
            <text:p>8.2440648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formula="of:=[.H6]/[.C6]" office:value-type="float" office:value="7.76033659373528" calcext:value-type="float">
            <text:p>7.7603365937</text:p>
          </table:table-cell>
          <table:table-cell table:formula="of:=[.I6]/[.E6]" office:value-type="float" office:value="5.13465854420322" calcext:value-type="float">
            <text:p>5.1346585442</text:p>
          </table:table-cell>
          <table:table-cell table:formula="of:=[.J6]/[.G6]" office:value-type="float" office:value="6.91406499639822" calcext:value-type="float">
            <text:p>6.9140649964</text:p>
          </table:table-cell>
        </table:table-row>
        <table:table-row table:style-name="ro1">
          <table:table-cell office:value-type="string" calcext:value-type="string">
            <text:p>sw6</text:p>
          </table:table-cell>
          <table:table-cell office:value-type="float" office:value="8.09317682" calcext:value-type="float">
            <text:p>8.09317682</text:p>
          </table:table-cell>
          <table:table-cell office:value-type="float" office:value="0.7790199" calcext:value-type="float">
            <text:p>0.7790199</text:p>
          </table:table-cell>
          <table:table-cell office:value-type="float" office:value="56.23019076" calcext:value-type="float">
            <text:p>56.23019076</text:p>
          </table:table-cell>
          <table:table-cell office:value-type="float" office:value="2.30871704" calcext:value-type="float">
            <text:p>2.30871704</text:p>
          </table:table-cell>
          <table:table-cell office:value-type="float" office:value="170.28705062" calcext:value-type="float">
            <text:p>170.28705062</text:p>
          </table:table-cell>
          <table:table-cell office:value-type="float" office:value="3.44673774" calcext:value-type="float">
            <text:p>3.4467377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H7]/[.C7]" office:value-type="float" office:value="8.98564978892067" calcext:value-type="float">
            <text:p>8.9856497889</text:p>
          </table:table-cell>
          <table:table-cell table:formula="of:=[.I7]/[.E7]" office:value-type="float" office:value="19.0582038585378" calcext:value-type="float">
            <text:p>19.0582038585</text:p>
          </table:table-cell>
          <table:table-cell table:formula="of:=[.J7]/[.G7]" office:value-type="float" office:value="13.3459530344192" calcext:value-type="float">
            <text:p>13.3459530344</text:p>
          </table:table-cell>
        </table:table-row>
        <table:table-row table:style-name="ro1">
          <table:table-cell office:value-type="string" calcext:value-type="string">
            <text:p>sw7</text:p>
          </table:table-cell>
          <table:table-cell office:value-type="float" office:value="125.74548872" calcext:value-type="float">
            <text:p>125.74548872</text:p>
          </table:table-cell>
          <table:table-cell office:value-type="float" office:value="35.42876044" calcext:value-type="float">
            <text:p>35.42876044</text:p>
          </table:table-cell>
          <table:table-cell office:value-type="float" office:value="17.30554511" calcext:value-type="float">
            <text:p>17.30554511</text:p>
          </table:table-cell>
          <table:table-cell office:value-type="float" office:value="11.43385552" calcext:value-type="float">
            <text:p>11.43385552</text:p>
          </table:table-cell>
          <table:table-cell office:value-type="float" office:value="172.87424812" calcext:value-type="float">
            <text:p>172.87424812</text:p>
          </table:table-cell>
          <table:table-cell office:value-type="float" office:value="7.57281535" calcext:value-type="float">
            <text:p>7.57281535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formula="of:=[.H8]/[.C8]" office:value-type="float" office:value="3.66933526280605" calcext:value-type="float">
            <text:p>3.6693352628</text:p>
          </table:table-cell>
          <table:table-cell table:formula="of:=[.I8]/[.E8]" office:value-type="float" office:value="1.66173168506156" calcext:value-type="float">
            <text:p>1.6617316851</text:p>
          </table:table-cell>
          <table:table-cell table:formula="of:=[.J8]/[.G8]" office:value-type="float" office:value="8.58333354186432" calcext:value-type="float">
            <text:p>8.5833335419</text:p>
          </table:table-cell>
        </table:table-row>
        <table:table-row table:style-name="ro1">
          <table:table-cell office:value-type="string" calcext:value-type="string">
            <text:p>sw8</text:p>
          </table:table-cell>
          <table:table-cell office:value-type="float" office:value="83.55780022" calcext:value-type="float">
            <text:p>83.55780022</text:p>
          </table:table-cell>
          <table:table-cell office:value-type="float" office:value="27.5334991" calcext:value-type="float">
            <text:p>27.5334991</text:p>
          </table:table-cell>
          <table:table-cell office:value-type="float" office:value="4.54096521" calcext:value-type="float">
            <text:p>4.54096521</text:p>
          </table:table-cell>
          <table:table-cell office:value-type="float" office:value="4.71119387" calcext:value-type="float">
            <text:p>4.71119387</text:p>
          </table:table-cell>
          <table:table-cell office:value-type="float" office:value="178.77418631" calcext:value-type="float">
            <text:p>178.77418631</text:p>
          </table:table-cell>
          <table:table-cell office:value-type="float" office:value="10.70150908" calcext:value-type="float">
            <text:p>10.70150908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H9]/[.C9]" office:value-type="float" office:value="3.41402302913254" calcext:value-type="float">
            <text:p>3.4140230291</text:p>
          </table:table-cell>
          <table:table-cell table:formula="of:=[.I9]/[.E9]" office:value-type="float" office:value="2.75938548884213" calcext:value-type="float">
            <text:p>2.7593854888</text:p>
          </table:table-cell>
          <table:table-cell table:formula="of:=[.J9]/[.G9]" office:value-type="float" office:value="2.9902324766331" calcext:value-type="float">
            <text:p>2.9902324766</text:p>
          </table:table-cell>
        </table:table-row>
        <table:table-row table:style-name="ro1">
          <table:table-cell office:value-type="string" calcext:value-type="string">
            <text:p>sw9</text:p>
          </table:table-cell>
          <table:table-cell office:value-type="float" office:value="15.53806827" calcext:value-type="float">
            <text:p>15.53806827</text:p>
          </table:table-cell>
          <table:table-cell office:value-type="float" office:value="1.15204351" calcext:value-type="float">
            <text:p>1.15204351</text:p>
          </table:table-cell>
          <table:table-cell office:value-type="float" office:value="49.80714173" calcext:value-type="float">
            <text:p>49.80714173</text:p>
          </table:table-cell>
          <table:table-cell office:value-type="float" office:value="9.82240888" calcext:value-type="float">
            <text:p>9.82240888</text:p>
          </table:table-cell>
          <table:table-cell office:value-type="float" office:value="165.24091553" calcext:value-type="float">
            <text:p>165.24091553</text:p>
          </table:table-cell>
          <table:table-cell office:value-type="float" office:value="11.75146738" calcext:value-type="float">
            <text:p>11.75146738</text:p>
          </table:table-cell>
          <table:table-cell office:value-type="float" office:value="164" calcext:value-type="float">
            <text:p>1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formula="of:=[.H10]/[.C10]" office:value-type="float" office:value="142.355734463536" calcext:value-type="float">
            <text:p>142.3557344635</text:p>
          </table:table-cell>
          <table:table-cell table:formula="of:=[.I10]/[.E10]" office:value-type="float" office:value="5.29401704157117" calcext:value-type="float">
            <text:p>5.2940170416</text:p>
          </table:table-cell>
          <table:table-cell table:formula="of:=[.J10]/[.G10]" office:value-type="float" office:value="5.78651140331038" calcext:value-type="float">
            <text:p>5.7865114033</text:p>
          </table:table-cell>
        </table:table-row>
        <table:table-row table:style-name="ro1">
          <table:table-cell office:value-type="string" calcext:value-type="string">
            <text:p>sw10</text:p>
          </table:table-cell>
          <table:table-cell office:value-type="float" office:value="82.36498316" calcext:value-type="float">
            <text:p>82.36498316</text:p>
          </table:table-cell>
          <table:table-cell office:value-type="float" office:value="42.92559412" calcext:value-type="float">
            <text:p>42.92559412</text:p>
          </table:table-cell>
          <table:table-cell office:value-type="float" office:value="23.33400673" calcext:value-type="float">
            <text:p>23.33400673</text:p>
          </table:table-cell>
          <table:table-cell office:value-type="float" office:value="19.48502546" calcext:value-type="float">
            <text:p>19.48502546</text:p>
          </table:table-cell>
          <table:table-cell office:value-type="float" office:value="175.76790123" calcext:value-type="float">
            <text:p>175.76790123</text:p>
          </table:table-cell>
          <table:table-cell office:value-type="float" office:value="25.22838446" calcext:value-type="float">
            <text:p>25.22838446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[.H11]/[.C11]" office:value-type="float" office:value="2.23642798586849" calcext:value-type="float">
            <text:p>2.2364279859</text:p>
          </table:table-cell>
          <table:table-cell table:formula="of:=[.I11]/[.E11]" office:value-type="float" office:value="2.00153703058082" calcext:value-type="float">
            <text:p>2.0015370306</text:p>
          </table:table-cell>
          <table:table-cell table:formula="of:=[.J11]/[.G11]" office:value-type="float" office:value="1.94225674964207" calcext:value-type="float">
            <text:p>1.9422567496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90.0364899" calcext:value-type="float">
            <text:p>90.0364899</text:p>
          </table:table-cell>
          <table:table-cell office:value-type="float" office:value="2.60138984" calcext:value-type="float">
            <text:p>2.60138984</text:p>
          </table:table-cell>
          <table:table-cell office:value-type="float" office:value="24.93674242" calcext:value-type="float">
            <text:p>24.93674242</text:p>
          </table:table-cell>
          <table:table-cell office:value-type="float" office:value="3.67933946" calcext:value-type="float">
            <text:p>3.67933946</text:p>
          </table:table-cell>
          <table:table-cell office:value-type="float" office:value="210.42979798" calcext:value-type="float">
            <text:p>210.42979798</text:p>
          </table:table-cell>
          <table:table-cell office:value-type="float" office:value="7.18887475" calcext:value-type="float">
            <text:p>7.18887475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formula="of:=[.H12]/[.C12]" office:value-type="float" office:value="32.6748412302556" calcext:value-type="float">
            <text:p>32.6748412303</text:p>
          </table:table-cell>
          <table:table-cell table:formula="of:=[.I12]/[.E12]" office:value-type="float" office:value="6.25112204243313" calcext:value-type="float">
            <text:p>6.2511220424</text:p>
          </table:table-cell>
          <table:table-cell table:formula="of:=[.J12]/[.G12]" office:value-type="float" office:value="5.56415313815281" calcext:value-type="float">
            <text:p>5.5641531382</text:p>
          </table:table-cell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46.06866446" calcext:value-type="float">
            <text:p>46.06866446</text:p>
          </table:table-cell>
          <table:table-cell office:value-type="float" office:value="61.83019765" calcext:value-type="float">
            <text:p>61.83019765</text:p>
          </table:table-cell>
          <table:table-cell office:value-type="float" office:value="21.87289602" calcext:value-type="float">
            <text:p>21.87289602</text:p>
          </table:table-cell>
          <table:table-cell office:value-type="float" office:value="5.31270541" calcext:value-type="float">
            <text:p>5.31270541</text:p>
          </table:table-cell>
          <table:table-cell office:value-type="float" office:value="168.39082901" calcext:value-type="float">
            <text:p>168.39082901</text:p>
          </table:table-cell>
          <table:table-cell office:value-type="float" office:value="9.651848" calcext:value-type="float">
            <text:p>9.651848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formula="of:=[.H13]/[.C13]" office:value-type="float" office:value="2.24809244160648" calcext:value-type="float">
            <text:p>2.2480924416</text:p>
          </table:table-cell>
          <table:table-cell table:formula="of:=[.I13]/[.E13]" office:value-type="float" office:value="2.63519222685453" calcext:value-type="float">
            <text:p>2.6351922269</text:p>
          </table:table-cell>
          <table:table-cell table:formula="of:=[.J13]/[.G13]" office:value-type="float" office:value="7.25249713837184" calcext:value-type="float">
            <text:p>7.2524971384</text:p>
          </table:table-cell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103.20604396" calcext:value-type="float">
            <text:p>103.20604396</text:p>
          </table:table-cell>
          <table:table-cell office:value-type="float" office:value="1.16574013" calcext:value-type="float">
            <text:p>1.16574013</text:p>
          </table:table-cell>
          <table:table-cell office:value-type="float" office:value="53.94200244" calcext:value-type="float">
            <text:p>53.94200244</text:p>
          </table:table-cell>
          <table:table-cell office:value-type="float" office:value="8.2654558" calcext:value-type="float">
            <text:p>8.2654558</text:p>
          </table:table-cell>
          <table:table-cell office:value-type="float" office:value="152.05708181" calcext:value-type="float">
            <text:p>152.05708181</text:p>
          </table:table-cell>
          <table:table-cell office:value-type="float" office:value="7.09942313" calcext:value-type="float">
            <text:p>7.0994231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formula="of:=[.H14]/[.C14]" office:value-type="float" office:value="18.0143064989965" calcext:value-type="float">
            <text:p>18.014306499</text:p>
          </table:table-cell>
          <table:table-cell table:formula="of:=[.I14]/[.E14]" office:value-type="float" office:value="5.68631677880366" calcext:value-type="float">
            <text:p>5.6863167788</text:p>
          </table:table-cell>
          <table:table-cell table:formula="of:=[.J14]/[.G14]" office:value-type="float" office:value="5.21169105186156" calcext:value-type="float">
            <text:p>5.2116910519</text:p>
          </table:table-cell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110.24575552" calcext:value-type="float">
            <text:p>110.24575552</text:p>
          </table:table-cell>
          <table:table-cell office:value-type="float" office:value="3.78601593" calcext:value-type="float">
            <text:p>3.78601593</text:p>
          </table:table-cell>
          <table:table-cell office:value-type="float" office:value="56.97934352" calcext:value-type="float">
            <text:p>56.97934352</text:p>
          </table:table-cell>
          <table:table-cell office:value-type="float" office:value="11.83191434" calcext:value-type="float">
            <text:p>11.83191434</text:p>
          </table:table-cell>
          <table:table-cell office:value-type="float" office:value="123.96264856" calcext:value-type="float">
            <text:p>123.96264856</text:p>
          </table:table-cell>
          <table:table-cell office:value-type="float" office:value="14.66176929" calcext:value-type="float">
            <text:p>14.6617692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formula="of:=[.H15]/[.C15]" office:value-type="float" office:value="5.28259795251311" calcext:value-type="float">
            <text:p>5.2825979525</text:p>
          </table:table-cell>
          <table:table-cell table:formula="of:=[.I15]/[.E15]" office:value-type="float" office:value="4.4794103876178" calcext:value-type="float">
            <text:p>4.4794103876</text:p>
          </table:table-cell>
          <table:table-cell table:formula="of:=[.J15]/[.G15]" office:value-type="float" office:value="3.47843421835756" calcext:value-type="float">
            <text:p>3.4784342184</text:p>
          </table:table-cell>
        </table:table-row>
        <table:table-row table:style-name="ro1">
          <table:table-cell office:value-type="string" calcext:value-type="string">
            <text:p>sw15</text:p>
          </table:table-cell>
          <table:table-cell office:value-type="float" office:value="88.04893868" calcext:value-type="float">
            <text:p>88.04893868</text:p>
          </table:table-cell>
          <table:table-cell office:value-type="float" office:value="82.82734611" calcext:value-type="float">
            <text:p>82.82734611</text:p>
          </table:table-cell>
          <table:table-cell office:value-type="float" office:value="9.09375" calcext:value-type="float">
            <text:p>9.09375</text:p>
          </table:table-cell>
          <table:table-cell office:value-type="float" office:value="3.14877064" calcext:value-type="float">
            <text:p>3.14877064</text:p>
          </table:table-cell>
          <table:table-cell office:value-type="float" office:value="181.47287736" calcext:value-type="float">
            <text:p>181.47287736</text:p>
          </table:table-cell>
          <table:table-cell office:value-type="float" office:value="11.48447353" calcext:value-type="float">
            <text:p>11.48447353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[.H16]/[.C16]" office:value-type="float" office:value="1.08659765436012" calcext:value-type="float">
            <text:p>1.0865976544</text:p>
          </table:table-cell>
          <table:table-cell table:formula="of:=[.I16]/[.E16]" office:value-type="float" office:value="2.85825835825248" calcext:value-type="float">
            <text:p>2.8582583583</text:p>
          </table:table-cell>
          <table:table-cell table:formula="of:=[.J16]/[.G16]" office:value-type="float" office:value="5.05029680711885" calcext:value-type="float">
            <text:p>5.0502968071</text:p>
          </table:table-cell>
        </table:table-row>
        <table:table-row table:style-name="ro1">
          <table:table-cell office:value-type="string" calcext:value-type="string">
            <text:p>sw16</text:p>
          </table:table-cell>
          <table:table-cell office:value-type="float" office:value="15.94465421" calcext:value-type="float">
            <text:p>15.94465421</text:p>
          </table:table-cell>
          <table:table-cell office:value-type="float" office:value="11.53616425" calcext:value-type="float">
            <text:p>11.53616425</text:p>
          </table:table-cell>
          <table:table-cell office:value-type="float" office:value="28.70856518" calcext:value-type="float">
            <text:p>28.70856518</text:p>
          </table:table-cell>
          <table:table-cell office:value-type="float" office:value="9.08000904" calcext:value-type="float">
            <text:p>9.08000904</text:p>
          </table:table-cell>
          <table:table-cell office:value-type="float" office:value="139.6581876" calcext:value-type="float">
            <text:p>139.6581876</text:p>
          </table:table-cell>
          <table:table-cell office:value-type="float" office:value="7.21074542" calcext:value-type="float">
            <text:p>7.2107454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[.H17]/[.C17]" office:value-type="float" office:value="5.20103551750314" calcext:value-type="float">
            <text:p>5.2010355175</text:p>
          </table:table-cell>
          <table:table-cell table:formula="of:=[.I17]/[.E17]" office:value-type="float" office:value="3.30396146830268" calcext:value-type="float">
            <text:p>3.3039614683</text:p>
          </table:table-cell>
          <table:table-cell table:formula="of:=[.J17]/[.G17]" office:value-type="float" office:value="5.54727669195677" calcext:value-type="float">
            <text:p>5.547276692</text:p>
          </table:table-cell>
        </table:table-row>
        <table:table-row table:style-name="ro1">
          <table:table-cell office:value-type="string" calcext:value-type="string">
            <text:p>sw17</text:p>
          </table:table-cell>
          <table:table-cell office:value-type="float" office:value="99.77338877" calcext:value-type="float">
            <text:p>99.77338877</text:p>
          </table:table-cell>
          <table:table-cell office:value-type="float" office:value="6.83713318" calcext:value-type="float">
            <text:p>6.83713318</text:p>
          </table:table-cell>
          <table:table-cell office:value-type="float" office:value="34.75527176" calcext:value-type="float">
            <text:p>34.75527176</text:p>
          </table:table-cell>
          <table:table-cell office:value-type="float" office:value="10.351763" calcext:value-type="float">
            <text:p>10.351763</text:p>
          </table:table-cell>
          <table:table-cell office:value-type="float" office:value="153.24992575" calcext:value-type="float">
            <text:p>153.24992575</text:p>
          </table:table-cell>
          <table:table-cell office:value-type="float" office:value="16.57868341" calcext:value-type="float">
            <text:p>16.5786834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[.H18]/[.C18]" office:value-type="float" office:value="2.48642224049817" calcext:value-type="float">
            <text:p>2.4864222405</text:p>
          </table:table-cell>
          <table:table-cell table:formula="of:=[.I18]/[.E18]" office:value-type="float" office:value="2.99465897741283" calcext:value-type="float">
            <text:p>2.9946589774</text:p>
          </table:table-cell>
          <table:table-cell table:formula="of:=[.J18]/[.G18]" office:value-type="float" office:value="2.77464735060044" calcext:value-type="float">
            <text:p>2.7746473506</text:p>
          </table:table-cell>
        </table:table-row>
        <table:table-row table:style-name="ro1">
          <table:table-cell office:value-type="string" calcext:value-type="string">
            <text:p>sw18</text:p>
          </table:table-cell>
          <table:table-cell office:value-type="float" office:value="90.6302503" calcext:value-type="float">
            <text:p>90.6302503</text:p>
          </table:table-cell>
          <table:table-cell office:value-type="float" office:value="5.62531265" calcext:value-type="float">
            <text:p>5.62531265</text:p>
          </table:table-cell>
          <table:table-cell office:value-type="float" office:value="20.78741003" calcext:value-type="float">
            <text:p>20.78741003</text:p>
          </table:table-cell>
          <table:table-cell office:value-type="float" office:value="6.65709608" calcext:value-type="float">
            <text:p>6.65709608</text:p>
          </table:table-cell>
          <table:table-cell office:value-type="float" office:value="170.60038672" calcext:value-type="float">
            <text:p>170.60038672</text:p>
          </table:table-cell>
          <table:table-cell office:value-type="float" office:value="6.69438944" calcext:value-type="float">
            <text:p>6.6943894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[.H19]/[.C19]" office:value-type="float" office:value="11.1993775137103" calcext:value-type="float">
            <text:p>11.1993775137</text:p>
          </table:table-cell>
          <table:table-cell table:formula="of:=[.I19]/[.E19]" office:value-type="float" office:value="4.20603813787828" calcext:value-type="float">
            <text:p>4.2060381379</text:p>
          </table:table-cell>
          <table:table-cell table:formula="of:=[.J19]/[.G19]" office:value-type="float" office:value="6.57266811176136" calcext:value-type="float">
            <text:p>6.5726681118</text:p>
          </table:table-cell>
        </table:table-row>
        <table:table-row table:style-name="ro1">
          <table:table-cell office:value-type="string" calcext:value-type="string">
            <text:p>sw19</text:p>
          </table:table-cell>
          <table:table-cell office:value-type="float" office:value="12.23780761" calcext:value-type="float">
            <text:p>12.23780761</text:p>
          </table:table-cell>
          <table:table-cell office:value-type="float" office:value="0.76781023" calcext:value-type="float">
            <text:p>0.76781023</text:p>
          </table:table-cell>
          <table:table-cell office:value-type="float" office:value="161.64116331" calcext:value-type="float">
            <text:p>161.64116331</text:p>
          </table:table-cell>
          <table:table-cell office:value-type="float" office:value="19.39354251" calcext:value-type="float">
            <text:p>19.39354251</text:p>
          </table:table-cell>
          <table:table-cell office:value-type="float" office:value="113.71107383" calcext:value-type="float">
            <text:p>113.71107383</text:p>
          </table:table-cell>
          <table:table-cell office:value-type="float" office:value="11.06459933" calcext:value-type="float">
            <text:p>11.06459933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13" calcext:value-type="float">
            <text:p>113</text:p>
          </table:table-cell>
          <table:table-cell table:formula="of:=[.H20]/[.C20]" office:value-type="float" office:value="210.989634769518" calcext:value-type="float">
            <text:p>210.9896347695</text:p>
          </table:table-cell>
          <table:table-cell table:formula="of:=[.I20]/[.E20]" office:value-type="float" office:value="8.50798661022968" calcext:value-type="float">
            <text:p>8.5079866102</text:p>
          </table:table-cell>
          <table:table-cell table:formula="of:=[.J20]/[.G20]" office:value-type="float" office:value="10.2127511923199" calcext:value-type="float">
            <text:p>10.2127511923</text:p>
          </table:table-cell>
        </table:table-row>
        <table:table-row table:style-name="ro1">
          <table:table-cell office:value-type="string" calcext:value-type="string">
            <text:p>sw20</text:p>
          </table:table-cell>
          <table:table-cell office:value-type="float" office:value="104.28953168" calcext:value-type="float">
            <text:p>104.28953168</text:p>
          </table:table-cell>
          <table:table-cell office:value-type="float" office:value="0.87617724" calcext:value-type="float">
            <text:p>0.87617724</text:p>
          </table:table-cell>
          <table:table-cell office:value-type="float" office:value="77.01143251" calcext:value-type="float">
            <text:p>77.01143251</text:p>
          </table:table-cell>
          <table:table-cell office:value-type="float" office:value="5.0794792" calcext:value-type="float">
            <text:p>5.0794792</text:p>
          </table:table-cell>
          <table:table-cell office:value-type="float" office:value="210.11528926" calcext:value-type="float">
            <text:p>210.11528926</text:p>
          </table:table-cell>
          <table:table-cell office:value-type="float" office:value="7.86193275" calcext:value-type="float">
            <text:p>7.861932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[.H21]/[.C21]" office:value-type="float" office:value="10.2718943030294" calcext:value-type="float">
            <text:p>10.271894303</text:p>
          </table:table-cell>
          <table:table-cell table:formula="of:=[.I21]/[.E21]" office:value-type="float" office:value="3.93741153620631" calcext:value-type="float">
            <text:p>3.9374115362</text:p>
          </table:table-cell>
          <table:table-cell table:formula="of:=[.J21]/[.G21]" office:value-type="float" office:value="7.12293042699965" calcext:value-type="float">
            <text:p>7.122930427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145.664422" calcext:value-type="float">
            <text:p>145.664422</text:p>
          </table:table-cell>
          <table:table-cell office:value-type="float" office:value="52.38756827" calcext:value-type="float">
            <text:p>52.38756827</text:p>
          </table:table-cell>
          <table:table-cell office:value-type="float" office:value="12.45162738" calcext:value-type="float">
            <text:p>12.45162738</text:p>
          </table:table-cell>
          <table:table-cell office:value-type="float" office:value="5.69847137" calcext:value-type="float">
            <text:p>5.69847137</text:p>
          </table:table-cell>
          <table:table-cell office:value-type="float" office:value="154.6365881" calcext:value-type="float">
            <text:p>154.6365881</text:p>
          </table:table-cell>
          <table:table-cell office:value-type="float" office:value="7.04015477" calcext:value-type="float">
            <text:p>7.04015477</text:p>
          </table:table-cell>
          <table:table-cell office:value-type="float" office:value="148" calcext:value-type="float">
            <text:p>148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formula="of:=[.H22]/[.C22]" office:value-type="float" office:value="2.82509772618617" calcext:value-type="float">
            <text:p>2.8250977262</text:p>
          </table:table-cell>
          <table:table-cell table:formula="of:=[.I22]/[.E22]" office:value-type="float" office:value="5.26456975074703" calcext:value-type="float">
            <text:p>5.2645697507</text:p>
          </table:table-cell>
          <table:table-cell table:formula="of:=[.J22]/[.G22]" office:value-type="float" office:value="9.0907092373482" calcext:value-type="float">
            <text:p>9.0907092373</text:p>
          </table:table-cell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102.20324052" calcext:value-type="float">
            <text:p>102.20324052</text:p>
          </table:table-cell>
          <table:table-cell office:value-type="float" office:value="4.21782649" calcext:value-type="float">
            <text:p>4.21782649</text:p>
          </table:table-cell>
          <table:table-cell office:value-type="float" office:value="25.74445493" calcext:value-type="float">
            <text:p>25.74445493</text:p>
          </table:table-cell>
          <table:table-cell office:value-type="float" office:value="14.13431584" calcext:value-type="float">
            <text:p>14.13431584</text:p>
          </table:table-cell>
          <table:table-cell office:value-type="float" office:value="178.33168161" calcext:value-type="float">
            <text:p>178.33168161</text:p>
          </table:table-cell>
          <table:table-cell office:value-type="float" office:value="13.71580092" calcext:value-type="float">
            <text:p>13.71580092</text:p>
          </table:table-cell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formula="of:=[.H23]/[.C23]" office:value-type="float" office:value="4.97886768215541" calcext:value-type="float">
            <text:p>4.9788676822</text:p>
          </table:table-cell>
          <table:table-cell table:formula="of:=[.I23]/[.E23]" office:value-type="float" office:value="5.02323570547862" calcext:value-type="float">
            <text:p>5.0232357055</text:p>
          </table:table-cell>
          <table:table-cell table:formula="of:=[.J23]/[.G23]" office:value-type="float" office:value="4.37451668699198" calcext:value-type="float">
            <text:p>4.374516687</text:p>
          </table:table-cell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00799447" calcext:value-type="float">
            <text:p>75.00799447</text:p>
          </table:table-cell>
          <table:table-cell office:value-type="float" office:value="42.99354099" calcext:value-type="float">
            <text:p>42.99354099</text:p>
          </table:table-cell>
          <table:table-cell office:value-type="float" office:value="18.71762732" calcext:value-type="float">
            <text:p>18.71762732</text:p>
          </table:table-cell>
          <table:table-cell office:value-type="float" office:value="11.97627743" calcext:value-type="float">
            <text:p>11.97627743</text:p>
          </table:table-cell>
          <table:table-cell office:value-type="float" office:value="206.28237268" calcext:value-type="float">
            <text:p>206.28237268</text:p>
          </table:table-cell>
          <table:table-cell office:value-type="float" office:value="21.94002055" calcext:value-type="float">
            <text:p>21.9400205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formula="of:=[.H24]/[.C24]" office:value-type="float" office:value="0.860594385761478" calcext:value-type="float">
            <text:p>0.8605943858</text:p>
          </table:table-cell>
          <table:table-cell table:formula="of:=[.I24]/[.E24]" office:value-type="float" office:value="4.59241198456439" calcext:value-type="float">
            <text:p>4.5924119846</text:p>
          </table:table-cell>
          <table:table-cell table:formula="of:=[.J24]/[.G24]" office:value-type="float" office:value="1.27620664420936" calcext:value-type="float">
            <text:p>1.2762066442</text:p>
          </table:table-cell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123.54268648" calcext:value-type="float">
            <text:p>123.54268648</text:p>
          </table:table-cell>
          <table:table-cell office:value-type="float" office:value="12.97780006" calcext:value-type="float">
            <text:p>12.97780006</text:p>
          </table:table-cell>
          <table:table-cell office:value-type="float" office:value="43.30201049" calcext:value-type="float">
            <text:p>43.30201049</text:p>
          </table:table-cell>
          <table:table-cell office:value-type="float" office:value="16.48567636" calcext:value-type="float">
            <text:p>16.48567636</text:p>
          </table:table-cell>
          <table:table-cell office:value-type="float" office:value="94.32794289" calcext:value-type="float">
            <text:p>94.32794289</text:p>
          </table:table-cell>
          <table:table-cell office:value-type="float" office:value="13.71940759" calcext:value-type="float">
            <text:p>13.7194075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[.H25]/[.C25]" office:value-type="float" office:value="2.92807716441272" calcext:value-type="float">
            <text:p>2.9280771644</text:p>
          </table:table-cell>
          <table:table-cell table:formula="of:=[.I25]/[.E25]" office:value-type="float" office:value="2.54766617291521" calcext:value-type="float">
            <text:p>2.5476661729</text:p>
          </table:table-cell>
          <table:table-cell table:formula="of:=[.J25]/[.G25]" office:value-type="float" office:value="4.08180889973836" calcext:value-type="float">
            <text:p>4.0818088997</text:p>
          </table:table-cell>
        </table:table-row>
        <table:table-row table:style-name="ro1">
          <table:table-cell office:value-type="string" calcext:value-type="string">
            <text:p>sw2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8.35605993" calcext:value-type="float">
            <text:p>8.35605993</text:p>
          </table:table-cell>
          <table:table-cell office:value-type="float" office:value="0.48460632" calcext:value-type="float">
            <text:p>0.48460632</text:p>
          </table:table-cell>
          <table:table-cell office:value-type="float" office:value="152.37759038" calcext:value-type="float">
            <text:p>152.37759038</text:p>
          </table:table-cell>
          <table:table-cell office:value-type="float" office:value="6.57476767" calcext:value-type="float">
            <text:p>6.574767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26]/[.C26]" office:value-type="string" office:string-value="" calcext:value-type="error">
            <text:p>#DIV/0!</text:p>
          </table:table-cell>
          <table:table-cell table:formula="of:=[.I26]/[.E26]" office:value-type="float" office:value="16.5082452907341" calcext:value-type="float">
            <text:p>16.5082452907</text:p>
          </table:table-cell>
          <table:table-cell table:formula="of:=[.J26]/[.G26]" office:value-type="float" office:value="3.65031909941238" calcext:value-type="float">
            <text:p>3.6503190994</text:p>
          </table:table-cell>
        </table:table-row>
        <table:table-row table:style-name="ro1">
          <table:table-cell office:value-type="string" calcext:value-type="string">
            <text:p>sw26</text:p>
          </table:table-cell>
          <table:table-cell office:value-type="float" office:value="74.85632653" calcext:value-type="float">
            <text:p>74.85632653</text:p>
          </table:table-cell>
          <table:table-cell office:value-type="float" office:value="63.58644903" calcext:value-type="float">
            <text:p>63.58644903</text:p>
          </table:table-cell>
          <table:table-cell office:value-type="float" office:value="2.44016327" calcext:value-type="float">
            <text:p>2.44016327</text:p>
          </table:table-cell>
          <table:table-cell office:value-type="float" office:value="2.48026726" calcext:value-type="float">
            <text:p>2.48026726</text:p>
          </table:table-cell>
          <table:table-cell office:value-type="float" office:value="145.14759184" calcext:value-type="float">
            <text:p>145.14759184</text:p>
          </table:table-cell>
          <table:table-cell office:value-type="float" office:value="8.4039114" calcext:value-type="float">
            <text:p>8.4039114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[.H27]/[.C27]" office:value-type="float" office:value="1.61984198789595" calcext:value-type="float">
            <text:p>1.6198419879</text:p>
          </table:table-cell>
          <table:table-cell table:formula="of:=[.I27]/[.E27]" office:value-type="float" office:value="15.3209295678886" calcext:value-type="float">
            <text:p>15.3209295679</text:p>
          </table:table-cell>
          <table:table-cell table:formula="of:=[.J27]/[.G27]" office:value-type="float" office:value="6.66356382576808" calcext:value-type="float">
            <text:p>6.6635638258</text:p>
          </table:table-cell>
        </table:table-row>
        <table:table-row table:style-name="ro1">
          <table:table-cell office:value-type="string" calcext:value-type="string">
            <text:p>sw27</text:p>
          </table:table-cell>
          <table:table-cell office:value-type="float" office:value="30.55664062" calcext:value-type="float">
            <text:p>30.55664062</text:p>
          </table:table-cell>
          <table:table-cell office:value-type="float" office:value="42.61911977" calcext:value-type="float">
            <text:p>42.61911977</text:p>
          </table:table-cell>
          <table:table-cell office:value-type="float" office:value="0.6422526" calcext:value-type="float">
            <text:p>0.6422526</text:p>
          </table:table-cell>
          <table:table-cell office:value-type="float" office:value="0.9139108" calcext:value-type="float">
            <text:p>0.9139108</text:p>
          </table:table-cell>
          <table:table-cell office:value-type="float" office:value="239.49576823" calcext:value-type="float">
            <text:p>239.49576823</text:p>
          </table:table-cell>
          <table:table-cell office:value-type="float" office:value="1.98233942" calcext:value-type="float">
            <text:p>1.98233942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H28]/[.C28]" office:value-type="float" office:value="3.07373781314489" calcext:value-type="float">
            <text:p>3.0737378131</text:p>
          </table:table-cell>
          <table:table-cell table:formula="of:=[.I28]/[.E28]" office:value-type="float" office:value="14.2245829680533" calcext:value-type="float">
            <text:p>14.2245829681</text:p>
          </table:table-cell>
          <table:table-cell table:formula="of:=[.J28]/[.G28]" office:value-type="float" office:value="10.0890895868882" calcext:value-type="float">
            <text:p>10.0890895869</text:p>
          </table:table-cell>
        </table:table-row>
        <table:table-row table:style-name="ro1">
          <table:table-cell office:value-type="string" calcext:value-type="string">
            <text:p>sw28</text:p>
          </table:table-cell>
          <table:table-cell office:value-type="float" office:value="114.92350354" calcext:value-type="float">
            <text:p>114.92350354</text:p>
          </table:table-cell>
          <table:table-cell office:value-type="float" office:value="5.76411106" calcext:value-type="float">
            <text:p>5.76411106</text:p>
          </table:table-cell>
          <table:table-cell office:value-type="float" office:value="31.06999426" calcext:value-type="float">
            <text:p>31.06999426</text:p>
          </table:table-cell>
          <table:table-cell office:value-type="float" office:value="7.91782695" calcext:value-type="float">
            <text:p>7.91782695</text:p>
          </table:table-cell>
          <table:table-cell office:value-type="float" office:value="167.55459935" calcext:value-type="float">
            <text:p>167.55459935</text:p>
          </table:table-cell>
          <table:table-cell office:value-type="float" office:value="20.6756484" calcext:value-type="float">
            <text:p>20.675648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formula="of:=[.H29]/[.C29]" office:value-type="float" office:value="3.81672035305996" calcext:value-type="float">
            <text:p>3.8167203531</text:p>
          </table:table-cell>
          <table:table-cell table:formula="of:=[.I29]/[.E29]" office:value-type="float" office:value="3.15743197696434" calcext:value-type="float">
            <text:p>3.157431977</text:p>
          </table:table-cell>
          <table:table-cell table:formula="of:=[.J29]/[.G29]" office:value-type="float" office:value="3.33725930452561" calcext:value-type="float">
            <text:p>3.3372593045</text:p>
          </table:table-cell>
        </table:table-row>
        <table:table-row table:style-name="ro1">
          <table:table-cell office:value-type="string" calcext:value-type="string">
            <text:p>sw29</text:p>
          </table:table-cell>
          <table:table-cell office:value-type="float" office:value="56.82264114" calcext:value-type="float">
            <text:p>56.82264114</text:p>
          </table:table-cell>
          <table:table-cell office:value-type="float" office:value="34.66337227" calcext:value-type="float">
            <text:p>34.66337227</text:p>
          </table:table-cell>
          <table:table-cell office:value-type="float" office:value="8.81543624" calcext:value-type="float">
            <text:p>8.81543624</text:p>
          </table:table-cell>
          <table:table-cell office:value-type="float" office:value="5.53020691" calcext:value-type="float">
            <text:p>5.53020691</text:p>
          </table:table-cell>
          <table:table-cell office:value-type="float" office:value="152.27645085" calcext:value-type="float">
            <text:p>152.27645085</text:p>
          </table:table-cell>
          <table:table-cell office:value-type="float" office:value="12.42546138" calcext:value-type="float">
            <text:p>12.42546138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formula="of:=[.H30]/[.C30]" office:value-type="float" office:value="2.48100500234451" calcext:value-type="float">
            <text:p>2.4810050023</text:p>
          </table:table-cell>
          <table:table-cell table:formula="of:=[.I30]/[.E30]" office:value-type="float" office:value="3.79732627400012" calcext:value-type="float">
            <text:p>3.797326274</text:p>
          </table:table-cell>
          <table:table-cell table:formula="of:=[.J30]/[.G30]" office:value-type="float" office:value="4.26543517211431" calcext:value-type="float">
            <text:p>4.2654351721</text:p>
          </table:table-cell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30])" office:value-type="float" office:value="85.5988265024138" calcext:value-type="float">
            <text:p>85.5988265024</text:p>
          </table:table-cell>
          <table:table-cell table:formula="of:=AVERAGE([.C2:.C30])" office:value-type="float" office:value="22.5803952337931" calcext:value-type="float">
            <text:p>22.5803952338</text:p>
          </table:table-cell>
          <table:table-cell table:formula="of:=AVERAGE([.D2:.D30])" office:value-type="float" office:value="31.9122758955172" calcext:value-type="float">
            <text:p>31.9122758955</text:p>
          </table:table-cell>
          <table:table-cell table:formula="of:=AVERAGE([.E2:.E30])" office:value-type="float" office:value="8.90661649310345" calcext:value-type="float">
            <text:p>8.9066164931</text:p>
          </table:table-cell>
          <table:table-cell table:formula="of:=AVERAGE([.F2:.F30])" office:value-type="float" office:value="164.713603568966" calcext:value-type="float">
            <text:p>164.713603569</text:p>
          </table:table-cell>
          <table:table-cell table:formula="of:=AVERAGE([.G2:.G30])" office:value-type="float" office:value="12.1421450934483" calcext:value-type="float">
            <text:p>12.1421450934</text:p>
          </table:table-cell>
          <table:table-cell table:formula="of:=AVERAGE([.H2:.H30])" office:value-type="float" office:value="73.0344827586207" calcext:value-type="float">
            <text:p>73.0344827586</text:p>
          </table:table-cell>
          <table:table-cell table:formula="of:=AVERAGE([.I2:.I30])" office:value-type="float" office:value="35.8620689655172" calcext:value-type="float">
            <text:p>35.8620689655</text:p>
          </table:table-cell>
          <table:table-cell table:formula="of:=AVERAGE([.J2:.J30])" office:value-type="float" office:value="54.4137931034483" calcext:value-type="float">
            <text:p>54.4137931034</text:p>
          </table:table-cell>
          <table:table-cell table:formula="of:=AVERAGE([.K2:.K30])" office:value-type="string" office:string-value="" calcext:value-type="error">
            <text:p>#DIV/0!</text:p>
          </table:table-cell>
          <table:table-cell table:formula="of:=AVERAGE([.L2:.L30])" office:value-type="float" office:value="5.78762760396564" calcext:value-type="float">
            <text:p>5.787627604</text:p>
          </table:table-cell>
          <table:table-cell table:formula="of:=AVERAGE([.M2:.M30])" office:value-type="float" office:value="5.7069487930413" calcext:value-type="float">
            <text:p>5.706948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05:34:12.506385265</dc:date>
    <meta:editing-duration>PT48M27S</meta:editing-duration>
    <meta:editing-cycles>1</meta:editing-cycles>
    <meta:document-statistic meta:table-count="1" meta:cell-count="403" meta:object-count="0"/>
    <meta:generator>LibreOffice/4.3.3.2$Linux_ARM_EABI LibreOffice_project/430m0$Build-2</meta:generator>
  </office:meta>
</office:document-meta>
</file>